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8B0000311E0000208AC3F95E39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,654.23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7654.45">
            <text:p>7,654.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,456.43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5674.34">
            <text:p>5,674.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,258.6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3694.23">
            <text:p>3,69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,060.83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2714.12">
            <text:p>2,714.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,863.03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3456.54">
            <text:p>3,456.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,665.23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4198.96">
            <text:p>4,198.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,467.43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4941.38">
            <text:p>4,941.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,269.63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5683.8">
            <text:p>5,683.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,071.83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26.22">
            <text:p>6,426.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,874.03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5432.21">
            <text:p>5,432.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,676.23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438.2">
            <text:p>4,438.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,478.43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4444.19">
            <text:p>4,444.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8" table:end-x="0.4835in" table:end-y="0.0528in" draw:z-index="0" svg:width="4.95in" svg:height="3.2791in" svg:x="0.8669in" svg:y="0.1516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7" table:end-x="0.5051in" table:end-y="0.0791in" draw:z-index="1" draw:name="Graphics 1" draw:style-name="gr1" draw:text-style-name="P1" svg:width="4.95in" svg:height="3.2791in" svg:x="0in" svg:y="0in">
              <draw:image xlink:href="Pictures/2000068B0000311E0000208AC3F95E39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5-09-28T10:12:10</dc:date>
    <dc:language>en-US</dc:language>
    <meta:editing-cycles>4</meta:editing-cycles>
    <meta:editing-duration>PT18M0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3999996185303pt" style:font-family-asian="'Andale Sans UI'" style:font-pitch-asian="variable" style:font-size-asian="15.3999996185303pt" style:font-family-complex="Tahoma" style:font-pitch-complex="variable" style:font-size-complex="15.3999996185303pt"/>
    </style:style>
    <style:style style:name="ch3" style:family="chart">
      <style:graphic-properties draw:fill="none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automatic" chart:vertical="false" chart:lines-used="1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0000019073486pt" style:font-family-asian="'Andale Sans UI'" style:font-pitch-asian="variable" style:font-size-asian="8.30000019073486pt" style:font-family-complex="Tahoma" style:font-pitch-complex="variable" style:font-size-complex="8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0.6999998092651pt" style:font-family-asian="'Andale Sans UI'" style:font-pitch-asian="variable" style:font-size-asian="10.6999998092651pt" style:font-family-complex="Tahoma" style:font-pitch-complex="variable" style:font-size-complex="10.6999998092651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30000019073486pt" style:font-family-asian="'Andale Sans UI'" style:font-pitch-asian="variable" style:font-size-asian="8.30000019073486pt" style:font-family-complex="Tahoma" style:font-pitch-complex="variable" style:font-size-complex="8.30000019073486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11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2.574cm" svg:height="8.33cm" chart:class="chart:bar" chart:style-name="ch1">
        <chart:title svg:x="1.504cm" svg:y="0.166cm" chart:style-name="ch2">
          <text:p>Columns_LInes_and_stacked_Columns</text:p>
        </chart:title>
        <chart:legend chart:legend-position="end" svg:x="10.846cm" svg:y="3.398cm" chart:style-name="ch3"/>
        <chart:plot-area chart:style-name="ch4" table:cell-range-address="Sheet1.$B$4:.$F$16" chart:data-source-has-labels="both" chart:table-number-list="0" svg:x="0.249cm" svg:y="1.099cm" svg:width="10.1cm" svg:height="7.066cm">
          <chart:axis chart:dimension="x" chart:name="primary-x" chart:style-name="ch5">
            <chart:title svg:x="5.744cm" svg:y="7.727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49cm" svg:y="4.729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